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StateCollection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StateCollection.get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StateCollection.getPath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StateCollection.setTimestamp( long timesta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StateCollection.getPath( ItemId itemId , HierarchyManager hmg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ventStateCollection.disp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StateCollection.createEventStates( NodeId rootNodeId , ChangeLog changes , ItemStateManager stateMgr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01">
            <text:p text:style-name="Table_20_Contents">201</text:p>
          </table:table-cell>
        </table:table-row>
        <table:table-row>
          <table:table-cell office:value-type="string">
            <text:p text:style-name="Table_20_Contents">EventStateCollection.get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StateCollection.getParent( Path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ventStateCollection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StateCollection.prefixPath( Path 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ventStateCollection.EventStateCollection( EventDispatcher dispatcher , SessionImpl session , Path path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entStateCollection.addAll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StateCollection.getZombiePath( ItemId itemId , ChangeLogBasedHierarchyMgr hmg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ventStateCollection.prep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StateCollection.prepareDeleted( ChangeLog chan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StateCollection.getNodeType( NodeState node , SessionImpl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